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48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5.367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.16cm" svg:height="0.889cm" svg:x="6.842cm" svg:y="3.113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5.968cm" svg:height="5.587cm" svg:x="3.921cm" svg:y="11.491cm" svg:viewBox="0 0 5969 5588" draw:points="0,5588 0,0 5969,0 5969,5588">
          <text:p/>
        </draw:polygon>
        <draw:polygon draw:style-name="gr1" draw:text-style-name="P1" draw:layer="layout" svg:width="0cm" svg:height="5.587cm" svg:x="5.78cm" svg:y="11.491cm" svg:viewBox="0 0 0 5588" draw:points="0,0 0,5588">
          <text:p/>
        </draw:polygon>
        <draw:polygon draw:style-name="gr1" draw:text-style-name="P1" draw:layer="layout" svg:width="0cm" svg:height="5.587cm" svg:x="7.631cm" svg:y="11.472cm" svg:viewBox="0 0 0 5588" draw:points="0,0 0,5588">
          <text:p/>
        </draw:polygon>
        <draw:polygon draw:style-name="gr1" draw:text-style-name="P1" draw:layer="layout" svg:width="0.64cm" svg:height="0.623cm" svg:x="14.756cm" svg:y="1.55cm" svg:viewBox="0 0 641 624" draw:points="0,624 0,0 641,0 641,624">
          <text:p/>
        </draw:polygon>
        <draw:polygon draw:style-name="gr1" draw:text-style-name="P1" draw:layer="layout" svg:width="0.383cm" svg:height="0.374cm" svg:x="14.885cm" svg:y="1.676cm" svg:viewBox="0 0 384 375" draw:points="0,0 384,375">
          <text:p/>
        </draw:polygon>
        <draw:polygon draw:style-name="gr1" draw:text-style-name="P1" draw:layer="layout" svg:width="0.383cm" svg:height="0.355cm" svg:x="14.885cm" svg:y="1.695cm" svg:viewBox="0 0 384 356" draw:points="0,356 384,0">
          <text:p/>
        </draw:polygon>
        <draw:polygon draw:style-name="gr1" draw:text-style-name="P1" draw:layer="layout" svg:width="0.657cm" svg:height="0.622cm" svg:x="15.665cm" svg:y="1.551cm" svg:viewBox="0 0 658 623" draw:points="0,623 0,0 658,0 658,623">
          <text:p/>
        </draw:polygon>
        <draw:polygon draw:style-name="gr1" draw:text-style-name="P1" draw:layer="layout" svg:width="0.383cm" svg:height="0cm" svg:x="15.811cm" svg:y="2.051cm" svg:viewBox="0 0 384 0" draw:points="0,0 384,0">
          <text:p/>
        </draw:polygon>
        <draw:polygon draw:style-name="gr1" draw:text-style-name="P1" draw:layer="layout" svg:width="0.701cm" svg:height="0.621cm" svg:x="16.573cm" svg:y="1.55cm" svg:viewBox="0 0 702 622" draw:points="0,622 0,0 702,0 702,622">
          <text:p/>
        </draw:polygon>
        <draw:polygon draw:style-name="gr1" draw:text-style-name="P1" draw:layer="layout" svg:width="0.356cm" svg:height="0.374cm" svg:x="16.763cm" svg:y="1.675cm" svg:viewBox="0 0 357 375" draw:points="0,375 0,0 357,0 357,375">
          <text:p/>
        </draw:polygon>
        <draw:polygon draw:style-name="gr1" draw:text-style-name="P1" draw:layer="layout" svg:width="13.969cm" svg:height="0.873cm" svg:x="3.54cm" svg:y="1.396cm" svg:viewBox="0 0 13970 874" draw:points="0,874 0,0 13970,0 13970,874">
          <text:p/>
        </draw:polygon>
        <draw:frame draw:style-name="gr2" draw:text-style-name="P2" draw:layer="layout" svg:width="3.175cm" svg:height="0.758cm" svg:x="3.54cm" svg:y="1.464cm">
          <draw:text-box>
            <text:p text:style-name="P2"><text:span text:style-name="T1">Owner</text:span></text:p>
          </draw:text-box>
        </draw:frame>
        <draw:frame draw:style-name="gr3" draw:text-style-name="P3" draw:layer="layout" svg:width="3.048cm" svg:height="0.683cm" svg:x="4.002cm" svg:y="3.186cm">
          <draw:text-box>
            <text:p text:style-name="P3"><text:span text:style-name="T2">First Name</text:span></text:p>
          </draw:text-box>
        </draw:frame>
        <draw:custom-shape draw:style-name="gr1" draw:text-style-name="P1" draw:layer="layout" svg:width="10.16cm" svg:height="0.889cm" svg:x="6.842cm" svg:y="4.3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48cm" svg:height="0.683cm" svg:x="4.002cm" svg:y="4.375cm">
          <draw:text-box>
            <text:p text:style-name="P3"><text:span text:style-name="T2">Last Name</text:span></text:p>
          </draw:text-box>
        </draw:frame>
        <draw:custom-shape draw:style-name="gr1" draw:text-style-name="P1" draw:layer="layout" svg:width="10.16cm" svg:height="0.889cm" svg:x="6.842cm" svg:y="5.5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48cm" svg:height="0.683cm" svg:x="4.002cm" svg:y="5.574cm">
          <draw:text-box>
            <text:p text:style-name="P3"><text:span text:style-name="T2">Address</text:span></text:p>
          </draw:text-box>
        </draw:frame>
        <draw:custom-shape draw:style-name="gr1" draw:text-style-name="P1" draw:layer="layout" svg:width="10.16cm" svg:height="0.889cm" svg:x="6.842cm" svg:y="6.7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48cm" svg:height="0.683cm" svg:x="4.002cm" svg:y="6.774cm">
          <draw:text-box>
            <text:p text:style-name="P3"><text:span text:style-name="T2">City</text:span></text:p>
          </draw:text-box>
        </draw:frame>
        <draw:custom-shape draw:style-name="gr1" draw:text-style-name="P1" draw:layer="layout" svg:width="10.16cm" svg:height="0.889cm" svg:x="6.842cm" svg:y="7.9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48cm" svg:height="0.683cm" svg:x="4.002cm" svg:y="7.974cm">
          <draw:text-box>
            <text:p text:style-name="P3"><text:span text:style-name="T2">Phone</text:span></text:p>
          </draw:text-box>
        </draw:frame>
        <draw:custom-shape draw:style-name="gr1" draw:text-style-name="P1" draw:layer="layout" svg:width="13.335cm" svg:height="7.62cm" svg:x="3.794cm" svg:y="9.76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25cm" svg:y1="9.763cm" svg:x2="10.225cm" svg:y2="17.383cm">
          <text:p/>
        </draw:line>
        <draw:polygon draw:style-name="gr1" draw:text-style-name="P1" draw:layer="layout" svg:width="6.349cm" svg:height="5.587cm" svg:x="10.525cm" svg:y="11.491cm" svg:viewBox="0 0 6350 5588" draw:points="0,5588 0,0 6350,0 6350,5588">
          <text:p/>
        </draw:polygon>
        <draw:polygon draw:style-name="gr1" draw:text-style-name="P1" draw:layer="layout" svg:width="6.349cm" svg:height="-0.001cm" draw:transform="rotate (-3.14159265358979) translate (16.875cm 12.43cm)" svg:viewBox="0 0 6350 0" draw:points="6350,0 0,0">
          <text:p/>
        </draw:polygon>
        <draw:polygon draw:style-name="gr1" draw:text-style-name="P1" draw:layer="layout" svg:width="0cm" svg:height="5.587cm" svg:x="12.579cm" svg:y="11.491cm" svg:viewBox="0 0 0 5588" draw:points="0,0 0,5588">
          <text:p/>
        </draw:polygon>
        <draw:polygon draw:style-name="gr1" draw:text-style-name="P1" draw:layer="layout" svg:width="0cm" svg:height="5.587cm" svg:x="14.53cm" svg:y="11.472cm" svg:viewBox="0 0 0 5588" draw:points="0,0 0,5588">
          <text:p/>
        </draw:polygon>
        <draw:frame draw:style-name="gr3" draw:text-style-name="P3" draw:layer="layout" svg:width="1.57cm" svg:height="0.683cm" svg:x="4.102cm" svg:y="11.687cm">
          <draw:text-box>
            <text:p text:style-name="P3"><text:span text:style-name="T2">Name</text:span></text:p>
          </draw:text-box>
        </draw:frame>
        <draw:frame draw:style-name="gr3" draw:text-style-name="P4" draw:layer="layout" svg:width="1.648cm" svg:height="0.683cm" svg:x="5.902cm" svg:y="11.687cm">
          <draw:text-box>
            <text:p text:style-name="P4"><text:span text:style-name="T2">Type</text:span></text:p>
          </draw:text-box>
        </draw:frame>
        <draw:frame draw:style-name="gr3" draw:text-style-name="P4" draw:layer="layout" svg:width="2.569cm" svg:height="0.683cm" svg:x="7.402cm" svg:y="11.687cm">
          <draw:text-box>
            <text:p text:style-name="P4"><text:span text:style-name="T2">Birth date</text:span></text:p>
          </draw:text-box>
        </draw:frame>
        <draw:frame draw:style-name="gr3" draw:text-style-name="P4" draw:layer="layout" svg:width="2.569cm" svg:height="0.683cm" svg:x="10.342cm" svg:y="11.687cm">
          <draw:text-box>
            <text:p text:style-name="P4"><text:span text:style-name="T2">From date</text:span></text:p>
          </draw:text-box>
        </draw:frame>
        <draw:frame draw:style-name="gr5" draw:text-style-name="P4" draw:layer="layout" svg:width="1.888cm" svg:height="0.683cm" svg:x="12.574cm" svg:y="11.687cm">
          <draw:text-box>
            <text:p text:style-name="P4"><text:span text:style-name="T2">To date</text:span></text:p>
          </draw:text-box>
        </draw:frame>
        <draw:frame draw:style-name="gr5" draw:text-style-name="P4" draw:layer="layout" svg:width="2.547cm" svg:height="0.683cm" svg:x="14.374cm" svg:y="11.687cm">
          <draw:text-box>
            <text:p text:style-name="P4"><text:span text:style-name="T2">Description</text:span></text:p>
          </draw:text-box>
        </draw:frame>
        <draw:custom-shape draw:style-name="gr6" draw:text-style-name="P4" draw:layer="layout" svg:width="1.524cm" svg:height="1.143cm" svg:x="4.148cm" svg:y="10.017cm">
          <text:p text:style-name="P4"><text:span text:style-name="T2">Ad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143cm" svg:x="5.926cm" svg:y="10.017cm">
          <text:p text:style-name="P4"><text:span text:style-name="T2">Delet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143cm" svg:x="10.747cm" svg:y="10.016cm">
          <text:p text:style-name="P4"><text:span text:style-name="T2">Ad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143cm" svg:x="12.525cm" svg:y="10.016cm">
          <text:p text:style-name="P4"><text:span text:style-name="T2">Delet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191cm" svg:height="1.012cm" svg:x="3.921cm" svg:y="8.878cm">
          <draw:text-box>
            <text:p text:style-name="P5"><text:span text:style-name="T3">Pets &amp; Visits</text:span></text:p>
          </draw:text-box>
        </draw:frame>
        <draw:custom-shape draw:style-name="gr1" draw:text-style-name="P1" draw:layer="layout" svg:width="5.969cm" svg:height="1.397cm" svg:x="3.921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397cm" svg:x="10.525cm" svg:y="9.8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921cm" svg:y1="12.43cm" svg:x2="9.89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7T10:03:55</meta:creation-date>
    <dc:date>2013-08-08T15:36:30</dc:date>
    <dc:creator>vv </dc:creator>
    <meta:editing-duration>PT1H1M2S</meta:editing-duration>
    <meta:editing-cycles>11</meta:editing-cycles>
    <meta:generator>LibreOffice/3.5$Linux_x86 LibreOffice_project/350m1$Build-2</meta:generator>
    <meta:document-statistic meta:object-count="43"/>
  </office:meta>
</office:document-meta>
</file>